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_20_1">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Updating</text:span> Feeds</text:h>
      <text:p text:style-name="Standard">Several threads are running and they randomly pull in a feed to update. If there has been sufficient time since the last update determined by how often the feed gets updated per day but max of every 30 minutes it then interrogates robots.txt for allowed and disallowed paths as well as crawl delay.</text:p>
      <text:p text:style-name="Standard"/>
      <text:p text:style-name="P1">Note:<text:span text:style-name="T1"> think of crawler name for user-agent and robots.txt</text:span></text:p>
      <text:p text:style-name="P2"/>
      <text:p text:style-name="P2">If robots.txt is all ok download the feed and if that is successful parse with feed parser. If that completes successfully and there are entries in the feed go through each item in the feed and determine their id based upon id, link or title. Pass that id with the feed to the database to determine which are new or updated. If it looks like the entry has changed create a new entry with a previous value of the older entry. New entries go straight in and a record of the new entry is put in to new entries.</text:p>
      <text:p text:style-name="P2"/>
      <text:p text:style-name="P2">If any errors occur then add to the error counter.</text:p>
      <text:h text:style-name="P4" text:outline-level="1">Handling New Entries</text:h>
      <text:p text:style-name="P3">Every minute look for new entries. Pick up each entry and look for users who are subscribed to that url and have been seen in the last week. Add that entry to user entries.</text:p>
      <text:h text:style-name="P4" text:outline-level="1">When user logs in</text:h>
      <text:p text:style-name="P3">If user hasn't been seen in a week kick off new process that grabs the most recent stuff for that user and add it to their user entries. Once a few of them have been found allow the user to log in. More can be found while they are reading.</text:p>
      <text:h text:style-name="P4" text:outline-level="1">When user reads an item</text:h>
      <text:p text:style-name="P3">When an item is set as read it should be just stored in the client until it is closed or there is a reasonable number to send to the server. The server will either mark that entry as read or delete that entry from the database.</text:p>
      <text:h text:style-name="P4" text:outline-level="1">Feed is updated while user is logged in</text:h>
      <text:p text:style-name="P3">The client can poll the server with web sockets about when to pull an update. It should identify when it last looked.</text:p>
      <text:h text:style-name="Heading_20_1" text:outline-level="1">Entry Deduplication</text:h>
      <text:p text:style-name="Text_20_body">First checks where the guid is likely to be. If guid is link is set then use link, otherwise use id. If id is not used then create id from published time and title. Hashes that to generate it's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pperwaitem01 </meta:initial-creator>
    <meta:creation-date>2013-05-03T11:19:20</meta:creation-date>
    <dc:date>2013-05-08T10:38:16</dc:date>
    <dc:creator>copperwaitem01 </dc:creator>
    <meta:editing-duration>PT38M1S</meta:editing-duration>
    <meta:editing-cycles>3</meta:editing-cycles>
    <meta:generator>LibreOffice/3.5$Linux_X86_64 LibreOffice_project/350m1$Build-2</meta:generator>
    <meta:document-statistic meta:table-count="0" meta:image-count="0" meta:object-count="0" meta:page-count="1" meta:paragraph-count="15" meta:word-count="387" meta:character-count="1996" meta:non-whitespace-character-count="1624"/>
  </office:meta>
</office:document-meta>
</file>